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Symbol" svg:font-family="Symbol" style:font-adornments="Regular"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left="1.27cm" fo:margin-right="0cm" fo:margin-top="0cm" fo:margin-bottom="0cm" style:contextual-spacing="false" fo:line-height="100%" fo:text-indent="-1.27cm" style:auto-text-indent="false"/>
    </style:style>
    <style:style style:name="P3" style:family="paragraph" style:parent-style-name="Standard">
      <style:paragraph-properties fo:margin-left="1.27cm" fo:margin-right="0cm" fo:margin-top="0cm" fo:margin-bottom="0cm" style:contextual-spacing="false" fo:line-height="100%" fo:text-indent="1.231cm" style:auto-text-indent="false"/>
    </style:style>
    <style:style style:name="P4" style:family="paragraph" style:parent-style-name="Standard" style:list-style-name="">
      <style:paragraph-properties fo:margin-top="0cm" fo:margin-bottom="0cm" style:contextual-spacing="false" fo:line-height="100%" fo:keep-together="always" fo:keep-with-next="always"/>
    </style:style>
    <style:style style:name="P5" style:family="paragraph" style:parent-style-name="Standard" style:list-style-name="">
      <style:paragraph-properties fo:margin-top="0.423cm" fo:margin-bottom="0cm" style:contextual-spacing="false" fo:keep-together="always" fo:keep-with-next="always"/>
    </style:style>
    <style:style style:name="P6" style:family="paragraph" style:parent-style-name="Standard" style:list-style-name="">
      <style:paragraph-properties fo:margin-top="0.071cm" fo:margin-bottom="0cm" style:contextual-spacing="false" fo:keep-together="always" fo:keep-with-next="always"/>
    </style:style>
    <style:style style:name="P7" style:family="paragraph" style:parent-style-name="Standard" style:list-style-name="">
      <style:paragraph-properties fo:margin-top="0.071cm" fo:margin-bottom="0cm" style:contextual-spacing="false" fo:keep-together="always" fo:keep-with-next="always"/>
      <style:text-properties fo:color="#2f5496" loext:opacity="100%" style:font-name="Calibri Light" fo:font-size="13pt" style:font-name-asian="F" style:font-size-asian="13pt" style:font-name-complex="F" style:font-size-complex="13pt"/>
    </style:style>
    <style:style style:name="P8" style:family="paragraph" style:parent-style-name="Standard">
      <style:paragraph-properties fo:margin-top="0cm" fo:margin-bottom="0cm" style:contextual-spacing="false" fo:line-height="100%"/>
      <style:text-properties style:font-name="Arial" fo:font-size="9pt" fo:font-weight="bold" style:font-name-asian="Times New Roman" style:font-size-asian="9pt" style:font-weight-asian="bold" style:font-name-complex="Arial1" style:font-size-complex="9pt" style:font-weight-complex="bold"/>
    </style:style>
    <style:style style:name="P9" style:family="paragraph" style:parent-style-name="Standard">
      <style:text-properties fo:language="en" fo:country="NZ"/>
    </style:style>
    <style:style style:name="P10" style:family="paragraph" style:parent-style-name="Standard">
      <style:paragraph-properties fo:margin-left="1.27cm" fo:margin-right="0cm" fo:margin-top="0cm" fo:margin-bottom="0cm" style:contextual-spacing="false" fo:line-height="100%" fo:text-indent="1.231cm" style:auto-text-indent="false"/>
      <style:text-properties fo:language="en" fo:country="NZ"/>
    </style:style>
    <style:style style:name="P11" style:family="paragraph" style:parent-style-name="Standard" style:list-style-name="WWNum2">
      <style:paragraph-properties fo:margin-left="0.751cm" fo:margin-right="0cm" fo:margin-top="0cm" fo:margin-bottom="0.282cm" style:contextual-spacing="true" fo:text-indent="-0.751cm" style:auto-text-indent="false"/>
    </style:style>
    <style:style style:name="P12" style:family="paragraph" style:parent-style-name="Standard" style:list-style-name="WWNum1">
      <style:paragraph-properties fo:margin-left="0.751cm" fo:margin-right="0cm" fo:margin-top="0cm" fo:margin-bottom="0.282cm" style:contextual-spacing="true" fo:text-indent="-0.751cm" style:auto-text-indent="false"/>
    </style:style>
    <style:style style:name="T1" style:family="text">
      <style:text-properties fo:font-size="26pt" fo:language="en" fo:country="NZ" fo:font-weight="bold" style:font-size-asian="26pt" style:font-weight-asian="bold" style:font-size-complex="26pt" style:font-weight-complex="bold"/>
    </style:style>
    <style:style style:name="T2" style:family="text">
      <style:text-properties fo:language="en" fo:country="NZ"/>
    </style:style>
    <style:style style:name="T3" style:family="text">
      <style:text-properties fo:language="en" fo:country="NZ" fo:font-weight="bold" style:font-weight-asian="bold" style:font-weight-complex="bold"/>
    </style:style>
    <style:style style:name="T4" style:family="text">
      <style:text-properties fo:color="#2f5496" loext:opacity="100%" style:font-name="Calibri Light" fo:font-size="16pt" fo:language="en" fo:country="NZ" style:font-name-asian="F" style:font-size-asian="16pt" style:font-name-complex="F" style:font-size-complex="16pt"/>
    </style:style>
    <style:style style:name="T5" style:family="text">
      <style:text-properties fo:color="#2f5496" loext:opacity="100%" style:font-name="Calibri Light" fo:font-size="13pt" style:font-name-asian="F" style:font-size-asian="13pt" style:font-name-complex="F" style:font-size-complex="13pt"/>
    </style:style>
    <style:style style:name="T6" style:family="text">
      <style:text-properties fo:color="#2f5496" loext:opacity="100%" style:font-name="Calibri Light" fo:font-size="13pt" fo:language="en" fo:country="NZ" style:font-name-asian="F" style:font-size-asian="13pt" style:font-name-complex="F" style:font-size-complex="13pt"/>
    </style:style>
    <style:style style:name="T7" style:family="text">
      <style:text-properties fo:color="#2f5496" loext:opacity="100%" style:font-name="Calibri Light" fo:font-style="italic" style:font-name-asian="F" style:font-style-asian="italic" style:font-name-complex="F" style:font-style-complex="italic"/>
    </style:style>
    <style:style style:name="T8" style:family="text">
      <style:text-properties style:font-name="Arial" fo:font-size="9pt" fo:font-weight="bold" style:font-name-asian="Times New Roman" style:font-size-asian="9pt" style:font-weight-asian="bold" style:font-name-complex="Arial1" style:font-size-complex="9pt" style:font-weight-complex="bold"/>
    </style:style>
    <style:style style:name="T9" style:family="text">
      <style:text-properties fo:color="#ff0000" loext:opacity="100%" fo:language="en" fo:country="NZ"/>
    </style:style>
    <style:style style:name="T10" style:family="text">
      <style:text-properties fo:color="#ff0000" loext:opacity="100%" fo:font-size="20pt" fo:language="en" fo:country="NZ" fo:font-weight="bold" style:font-size-asian="20pt" style:font-weight-asian="bold" style:font-size-complex="20pt" style:font-weight-complex="bold"/>
    </style:style>
    <style:style style:name="T11" style:family="text">
      <style:text-properties fo:color="#0000ff" loext:opacity="100%"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UNATS – Hamilton Junior Naturalist Club</text:span><text:span text:style-name="T3"> </text:span><text:span text:style-name="T3"/></text:p>
      <text:h text:style-name="P5" text:outline-level="1"><text:span text:style-name="T4">A Waikato Club educating kids and teens in a fun and engaging environment about nature, ecology and conservation.</text:span><text:span text:style-name="T4"/></text:h>
      <text:h text:style-name="P5" text:outline-level="1"><text:span text:style-name="T4">About</text:span><text:span text:style-name="T4"/></text:h>
      <text:h text:style-name="P6" text:outline-level="2"><text:span text:style-name="T5">Children, young adults and family groups have been meeting new friends and learning about the natural world around them with JUNATS since 1961. The club built and owns Te Kauri Lodge at Oparau, Kawhia, and is active in the restoration of Te Kauri Park Reserve.</text:span><text:span text:style-name="T5"/></text:h>
      <text:h text:style-name="P7" text:outline-level="2"/>
      <text:h text:style-name="P6" text:outline-level="2"><text:span text:style-name="T5">If you are interested in the sciences, natural history, the outdoors and enjoy meeting other people with similar interests then this could be the Club you have been looking for! </text:span><text:span text:style-name="T5"/></text:h>
      <text:h text:style-name="P7" text:outline-level="2"/>
      <text:h text:style-name="P6" text:outline-level="2"><text:span text:style-name="T5">Come along to one of our Friday night presentations to meet and chat with us about who we are and what we do.</text:span><text:span text:style-name="T5"/></text:h>
      <text:p text:style-name="P8"/>
      <text:h text:style-name="P5" text:outline-level="1"><text:span text:style-name="T4">Club Participants</text:span><text:span text:style-name="T4"/></text:h>
      <text:h text:style-name="P6" text:outline-level="2"><text:span text:style-name="T6">Kids / Teens aged 10 – 18 years old and their family/whanau</text:span><text:span text:style-name="T6"/></text:h>
      <text:p text:style-name="Standard"><text:span text:style-name="T2">Younger children are also welcome if an older sibling is a member, however a parent/caregiver will need to accompany younger children.</text:span><text:span text:style-name="T2"/></text:p>
      <text:p text:style-name="Standard"><text:span text:style-name="T2">See the </text:span><text:span text:style-name="T9">Membership page </text:span><text:span text:style-name="T2">for more details</text:span><text:span text:style-name="T2"/></text:p>
      <text:p text:style-name="P9"/>
      <text:h text:style-name="P5" text:outline-level="1"><text:span text:style-name="T4">Meetings</text:span><text:span text:style-name="T4"/></text:h>
      <text:h text:style-name="P6" text:outline-level="2"><text:span text:style-name="T6">Weekly Specialist Presentations on Science and Natural History </text:span><text:span text:style-name="T6"/></text:h>
      <text:p text:style-name="Standard"><text:span text:style-name="T7">Presentations and/or demonstrations by experts on various topics related to Natural History, Science and Engineering - from Astronomy to Zoology and everything in between</text:span><text:span text:style-name="T2">!</text:span><text:span text:style-name="T2"/></text:p>
      <text:p text:style-name="Standard"><text:span text:style-name="T3">When</text:span><text:span text:style-name="T2">:<text:tab/><text:tab/>7pm Friday nights during school term</text:span><text:span text:style-name="T2"/></text:p>
      <text:p text:style-name="P2"><text:span text:style-name="T3">Where</text:span><text:span text:style-name="T2">:<text:tab/><text:tab/>Waikato Institute of Technology Horticulture Centre, </text:span><text:span text:style-name="T2"/></text:p>
      <text:p text:style-name="P3"><text:span text:style-name="T2">Hamilton Rose Gardens,</text:span><text:span text:style-name="T2"/></text:p>
      <text:p text:style-name="P3"><text:span text:style-name="T2">Cobham Drive.</text:span><text:span text:style-name="T2"/></text:p>
      <text:p text:style-name="P10"/>
      <text:p text:style-name="Standard"><text:span text:style-name="T2">See the </text:span><text:span text:style-name="T9">Meetings page </text:span><text:span text:style-name="T2">for more details and some of our previous programme.</text:span><text:span text:style-name="T2"/></text:p>
      <text:p text:style-name="P9"/>
      <text:p text:style-name="Standard"><text:soft-page-break/><text:span text:style-name="T2"><text:s/></text:span><text:span text:style-name="T2"/></text:p>
      <text:h text:style-name="P5" text:outline-level="1"><text:span text:style-name="T4">Hikes, Trips and Adventure every School Term</text:span><text:span text:style-name="T4"/></text:h>
      <text:h text:style-name="P6" text:outline-level="2"><text:span text:style-name="T6">Every school term at least one hike, contribution to conservation or excursion to enjoy the natural environment is undertaken. </text:span><text:span text:style-name="T6"/></text:h>
      <text:list text:style-name="WWNum2">
        <text:list-item>
          <text:p text:style-name="P11"><text:span text:style-name="T2">Day walk/hikes are local to the Waikato area</text:span><text:span text:style-name="T2"/></text:p>
        </text:list-item>
        <text:list-item>
          <text:p text:style-name="P11"><text:span text:style-name="T2">Planting days.</text:span><text:span text:style-name="T2"/></text:p>
        </text:list-item>
        <text:list-item>
          <text:p text:style-name="P11"><text:span text:style-name="T2">Visits to natural history sites of interest.</text:span><text:span text:style-name="T2"/></text:p>
        </text:list-item>
      </text:list>
      <text:p text:style-name="Standard"><text:span text:style-name="T2"><text:s/>See the </text:span><text:span text:style-name="T9">Programme Page </text:span><text:span text:style-name="T2">for details of upcoming activities.</text:span><text:span text:style-name="T2"/></text:p>
      <text:p text:style-name="P9"/>
      <text:h text:style-name="P4" text:outline-level="1"><text:span text:style-name="T4">Camps </text:span><text:span text:style-name="T4"/></text:h>
      <text:p text:style-name="Standard"><text:span text:style-name="T5">Previous camps have included pursuits such as hiking, caving, stream survey with eels, koura, luminous limpets and camping out</text:span><text:span text:style-name="T2">.</text:span><text:span text:style-name="T2"/></text:p>
      <text:list text:style-name="WWNum1">
        <text:list-item>
          <text:p text:style-name="P12"><text:span text:style-name="T7">Summer and Winter Camps</text:span><text:span text:style-name="T2"> are usually held at Te Kauri Lodge near Kawhia.</text:span><text:span text:style-name="T2"/></text:p>
        </text:list-item>
        <text:list-item>
          <text:p text:style-name="P12"><text:span text:style-name="T7">Easter Camp</text:span><text:span text:style-name="T2"> varies in location but usually around the Tongariro National Park</text:span><text:span text:style-name="T2"/></text:p>
        </text:list-item>
      </text:list>
      <text:p text:style-name="Standard"><text:span text:style-name="T2">See the </text:span><text:span text:style-name="T9">Camps page </text:span><text:span text:style-name="T2">for more of previous and upcoming camps. <text:s text:c="2"/></text:span><text:span text:style-name="T2"/></text:p>
      <text:p text:style-name="Standard"/>
      <text:p text:style-name="Standard"><text:a xlink:type="simple" xlink:href="https://www.facebook.com/junats.nz/" text:style-name="Default_20_Style" text:visited-style-name="Default_20_Style"><text:span text:style-name="T11">https://www.facebook.com/junats.nz/</text:span></text:a><text:span text:style-name="T2"/></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Symbol" svg:font-family="Symbol" style:font-adornments="Regular"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e McConnochie</meta:initial-creator>
    <dc:creator>Sue McConnochie</dc:creator>
    <meta:editing-cycles>2</meta:editing-cycles>
    <meta:creation-date>2020-08-18T01:24:00</meta:creation-date>
    <dc:date>2020-08-18T01:25:00</dc:date>
    <meta:editing-duration>PT1M</meta:editing-duration>
    <meta:generator>LibreOffice/7.5.3.2$Linux_X86_64 LibreOffice_project/50$Build-2</meta:generator>
    <meta:document-statistic meta:table-count="0" meta:image-count="0" meta:object-count="0" meta:page-count="2" meta:paragraph-count="31" meta:word-count="342" meta:character-count="2127" meta:non-whitespace-character-count="1805"/>
    <meta:user-defined meta:name="AppVersion">16.0000</meta:user-defined>
    <meta:template xlink:type="simple" xlink:actuate="onRequest" xlink:title="Normal" xlink:href=""/>
  </office:meta>
</office:document-meta>
</file>